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09fe4" officeooo:paragraph-rsid="00109fe4"/>
    </style:style>
    <style:style style:name="P2" style:family="paragraph" style:parent-style-name="Standard">
      <style:text-properties officeooo:rsid="00109fe4" officeooo:paragraph-rsid="00109fe4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09fe4" officeooo:paragraph-rsid="00109fe4" style:font-weight-asian="bold" style:font-weight-complex="bold"/>
    </style:style>
    <style:style style:name="P4" style:family="paragraph" style:parent-style-name="Standard" style:list-style-name="L1">
      <style:text-properties officeooo:rsid="00109fe4" officeooo:paragraph-rsid="00109fe4"/>
    </style:style>
    <style:style style:name="P5" style:family="paragraph" style:parent-style-name="Standard" style:list-style-name="L2">
      <style:text-properties officeooo:rsid="00109fe4" officeooo:paragraph-rsid="00109fe4"/>
    </style:style>
    <style:style style:name="P6" style:family="paragraph" style:parent-style-name="Standard">
      <style:text-properties officeooo:rsid="00109fe4" officeooo:paragraph-rsid="00109fe4"/>
    </style:style>
    <style:style style:name="P7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09fe4" officeooo:paragraph-rsid="00109fe4" style:font-weight-asian="bold" style:font-weight-complex="bold"/>
    </style:style>
    <style:style style:name="P8" style:family="paragraph" style:parent-style-name="Standard" style:list-style-name="L2">
      <style:text-properties fo:font-size="16pt" style:text-underline-style="solid" style:text-underline-width="auto" style:text-underline-color="font-color" fo:font-weight="bold" officeooo:rsid="0013d0a8" officeooo:paragraph-rsid="0013d0a8" style:font-weight-asian="bold" style:font-weight-complex="bold"/>
    </style:style>
    <style:style style:name="P9" style:family="paragraph" style:parent-style-name="Standard" style:list-style-name="L2">
      <style:text-properties officeooo:rsid="0011a3d7" officeooo:paragraph-rsid="0011a3d7"/>
    </style:style>
    <style:style style:name="P10" style:family="paragraph" style:parent-style-name="Standard" style:list-style-name="L2">
      <style:text-properties officeooo:rsid="00136bd5" officeooo:paragraph-rsid="00136bd5"/>
    </style:style>
    <style:style style:name="P11" style:family="paragraph" style:parent-style-name="Standard" style:list-style-name="L2">
      <style:text-properties officeooo:rsid="0013d0a8" officeooo:paragraph-rsid="0013d0a8"/>
    </style:style>
    <style:style style:name="P12" style:family="paragraph" style:parent-style-name="Standard" style:list-style-name="L2">
      <style:text-properties officeooo:rsid="00156c0a" officeooo:paragraph-rsid="00156c0a"/>
    </style:style>
    <style:style style:name="P13" style:family="paragraph" style:parent-style-name="Standard" style:list-style-name="L2">
      <style:text-properties officeooo:rsid="0016d368" officeooo:paragraph-rsid="0016d368"/>
    </style:style>
    <style:style style:name="P14" style:family="paragraph" style:parent-style-name="Standard" style:list-style-name="L2">
      <style:text-properties officeooo:rsid="00188aaf" officeooo:paragraph-rsid="00188aaf"/>
    </style:style>
    <style:style style:name="T1" style:family="text">
      <style:text-properties officeooo:rsid="0011a3d7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3d0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 vivant est-il réductible à une machine ?</text:p>
      <text:p text:style-name="P2"/>
      <text:list xml:id="list6208930204228713846" text:style-name="L1">
        <text:list-item>
          <text:p text:style-name="P4">Modèle mécaniciste : </text:p>
          <text:list>
            <text:list-item>
              <text:p text:style-name="P4">On porte une réflexion sur la causalité mécanique. </text:p>
              <text:list>
                <text:list-header>
                  <text:p text:style-name="P4">= idée d’une séquence nécessaire entre un phénomène antécédent et un phénomène conséquent qui résulte du premier dès lors que celui-ci est donné. </text:p>
                  <text:list>
                    <text:list-header>
                      <text:p text:style-name="P4">Exemple : Il n’y a pas de fumée sans feu </text:p>
                    </text:list-header>
                  </text:list>
                </text:list-header>
              </text:list>
            </text:list-item>
            <text:list-item>
              <text:p text:style-name="P4">La physique moderne à partir de Galilée s’est opposé à l’ancienne physique d’inspiration aristotélicienne, et en particulier à l’usage en physique de la notion de cause finale. </text:p>
            </text:list-item>
          </text:list>
        </text:list-item>
      </text:list>
      <text:p text:style-name="P2"/>
      <text:list xml:id="list7714606031737801677" text:style-name="L2">
        <text:list-item>
          <text:p text:style-name="P7">La réductibilité du vivant à une machine</text:p>
          <text:list>
            <text:list-item>
              <text:p text:style-name="P5">Le modèle mécaniciste, qui opère une triple réduction : </text:p>
              <text:list>
                <text:list-item>
                  <text:p text:style-name="P5">Réduction de la causalité à la seule causalité mécanique </text:p>
                  <text:list>
                    <text:list-item>
                      <text:p text:style-name="P5">Quatre mouvements de la physique aristotélicienne : </text:p>
                      <text:list>
                        <text:list-header>
                          <text:p text:style-name="P5">Substantiel (génération ou corruption d’une substance) </text:p>
                          <text:p text:style-name="P5">Quantitatif (augmentation ou diminution) </text:p>
                          <text:p text:style-name="P5">Qualitatif (ex : changement de couleur, de température…) </text:p>
                          <text:p text:style-name="P5">Local </text:p>
                        </text:list-header>
                      </text:list>
                    </text:list-item>
                    <text:list-item>
                      <text:p text:style-name="P5">Le modèle mécaniciste réduit tout ça à un seul mouvement : le mouvement mécanique </text:p>
                      <text:list>
                        <text:list-header>
                          <text:p text:style-name="P5">Toute modification s’explique par le déplacement d’une partie d’un corps </text:p>
                        </text:list-header>
                      </text:list>
                      <text:p text:style-name="P5">Des phénomènes aussi qualitatifs qu’une couleur peuvent s’expliquer à partir de l’agitation des molécules </text:p>
                      <text:p text:style-name="P5">Même la création se comprend par la désagrégation et agrégation de la matière </text:p>
                    </text:list-item>
                  </text:list>
                </text:list-item>
                <text:list-item>
                  <text:p text:style-name="P5">Réduction d’un organisme à la somme de ses parties </text:p>
                  <text:list>
                    <text:list-item>
                      <text:p text:style-name="P5">Si la création s’explique <text:span text:style-name="T1">ainsi, pourquoi faut-il qu’il y ait des éléments ultimes ? </text:span></text:p>
                      <text:list>
                        <text:list-header>
                          <text:p text:style-name="P9">Parce que si on ne le fait pas, alors il faut aller à l’infiniment plus petit </text:p>
                        </text:list-header>
                      </text:list>
                    </text:list-item>
                    <text:list-item>
                      <text:p text:style-name="P9">Le mécanicisme est donc un atomisme </text:p>
                      <text:list>
                        <text:list-header>
                          <text:p text:style-name="P9">Faiblesse de l’atomisme : Même un atome est en fait un élément composé </text:p>
                        </text:list-header>
                      </text:list>
                    </text:list-item>
                    <text:list-item>
                      <text:p text:style-name="P9">Descartes, <text:span text:style-name="T3">Principes de la philosophie</text:span>, 4<text:span text:style-name="T2">e</text:span> partie, art. 203 </text:p>
                      <text:list>
                        <text:list-header>
                          <text:p text:style-name="P10">Une machine et un être vivant n’ont qu’une différence d’échelle </text:p>
                          <text:p text:style-name="P10">Objection : De nos jours, on a la nanotechnologie </text:p>
                        </text:list-header>
                      </text:list>
                    </text:list-item>
                  </text:list>
                </text:list-item>
                <text:list-item>
                  <text:p text:style-name="P10">Réduction de toute apparence de finalité à du hasard </text:p>
                  <text:list>
                    <text:list-item>
                      <text:p text:style-name="P10">L’idée de cause finale, c’est l’idée que le terme d’un processus est la finalité de toutes les autres étapes </text:p>
                    </text:list-item>
                    <text:list-item>
                      <text:p text:style-name="P10">Ici, l’idée est que cette idée de finalité n’est qu’une illusion </text:p>
                    </text:list-item>
                    <text:list-item>
                      <text:p text:style-name="P10">Empédocle : </text:p>
                      <text:list>
                        <text:list-header>
                          <text:p text:style-name="P10">« Si les dents de devant poussent tranchantes et propres à déchirer, tandis que les molaires sont plates et aptes à broyer de la nourriture, c’est l’effet de cause nécessaire, car cela ne se produit pas dans ce but, mais résulte d’un concours de causes. » </text:p>
                          <text:p text:style-name="P10">Difficulté : un même phénomène peut s’expliquer selon la finalité autant que selon le hasard </text:p>
                          <text:list>
                            <text:list-header>
                              <text:p text:style-name="P10">Il ne faudrait pas dire que l’œil est fait pour voir mais qu’il permet de voir. </text:p>
                            </text:list-header>
                          </text:list>
                          <text:p text:style-name="P10">« <text:span text:style-name="T4">Les êtres dont toutes les parties s’assemblent comme si le résultat avait été intentionnellement voulu survivent, le hasard les ayant convenablement constitués, les autres ont péris et périssent. » 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"><text:soft-page-break/></text:p>
        </text:list-item>
        <text:list-item>
          <text:p text:style-name="P8">L’irréductibilité du vivant à une machine</text:p>
          <text:list>
            <text:list-item>
              <text:p text:style-name="P11">Le modèle mécaniciste empêche de rendre compte de certaines régularités. </text:p>
              <text:p text:style-name="P11">Si on n’a que la causalité mécanique, il y a certaines régularités dont on va renoncer à rendre compte. </text:p>
              <text:list>
                <text:list-header>
                  <text:p text:style-name="P11">La régularité ne serait vu que comme un hasard. </text:p>
                </text:list-header>
                <text:list-item>
                  <text:p text:style-name="P11">Définition du hasard, par Cournot : </text:p>
                  <text:list>
                    <text:list-header>
                      <text:p text:style-name="P11">Le hasard est décrit comme l’intersection de deux chaînes causales totalement indépendantes </text:p>
                      <text:p text:style-name="P12"/>
                    </text:list-header>
                  </text:list>
                </text:list-item>
                <text:list-item>
                  <text:p text:style-name="P12">Descartes : exemple de la monstruosité en biologie (= les anomalies génétiques) </text:p>
                  <text:list>
                    <text:list-header>
                      <text:p text:style-name="P12">Si on n’a que la causalité mécanique, on ne peut plus parler d’anomalie puisque c’est une particularité dans un cas général. </text:p>
                    </text:list-header>
                  </text:list>
                </text:list-item>
              </text:list>
              <text:p text:style-name="P12"/>
            </text:list-item>
            <text:list-item>
              <text:p text:style-name="P12">La complémentarité entre la causalité mécanique et la causalité finale </text:p>
              <text:list>
                <text:list-item>
                  <text:p text:style-name="P12">Le modèle mécaniciste ne pense pas de manière satisfaisante la machine elle-même, parce que les machines sont organisées, elles sont conçues en vue d’un certain résultat. </text:p>
                  <text:list>
                    <text:list-header>
                      <text:p text:style-name="P12">Une montre est conçue pour donner l’heure </text:p>
                    </text:list-header>
                  </text:list>
                </text:list-item>
                <text:list-item>
                  <text:p text:style-name="P12">S’il y a une opposition, c’est entre les causes mécaniques finalisées et les causes mécaniques aveugles. </text:p>
                </text:list-item>
                <text:list-item>
                  <text:p text:style-name="P13">Il faut distinguer plusieurs types de cause finale </text:p>
                  <text:list>
                    <text:list-item>
                      <text:p text:style-name="P13">La finalité consciente et inconsciente </text:p>
                      <text:p text:style-name="P13">→ C’est pas parce qu’un animal ne sait pas pourquoi il agit qu’il agit sans raison </text:p>
                    </text:list-item>
                    <text:list-item>
                      <text:p text:style-name="P13">La finalité interne et externe </text:p>
                      <text:list>
                        <text:list-header>
                          <text:p text:style-name="P13">Interne : le développement d’un organisme ou l’exercice de ses facultés </text:p>
                          <text:p text:style-name="P13">Externe : le rapport que les uns entretiennent vis à vis des autres </text:p>
                          <text:list>
                            <text:list-header>
                              <text:p text:style-name="P13">Exemple : La chaîne alimentaire </text:p>
                              <text:list>
                                <text:list-header>
                                  <text:p text:style-name="P13">La finalité pourrait être nourrir un seul être, l’Homme </text:p>
                                  <text:p text:style-name="P13">Critique : C’est de l’anthropocentrisme </text:p>
                                  <text:list>
                                    <text:list-header>
                                      <text:p text:style-name="P13">(= penser que tout tourne autour de l’Homme) </text:p>
                                    </text:list-header>
                                  </text:list>
                                </text:list-header>
                              </text:list>
                            </text:list-header>
                          </text:list>
                        </text:list-header>
                      </text:list>
                    </text:list-item>
                    <text:list-item>
                      <text:p text:style-name="P13">La finalité subjective et objective </text:p>
                      <text:list>
                        <text:list-header>
                          <text:p text:style-name="P14">Subjective : prêtée par l’être humain d’une manière fantaisiste ou arbitraire </text:p>
                          <text:p text:style-name="P14">Objective : celle qui serait vraiment à l’œuvre chez les êtres vivants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9fe4" officeooo:paragraph-rsid="00109fe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hilosophie<text:tab/><text:tab/>Le vivant est-il réductible à une machine ?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8:48:21.670000000</meta:creation-date>
    <meta:editing-cycles>3</meta:editing-cycles>
    <meta:editing-duration>PT10M27S</meta:editing-duration>
    <dc:date>2019-05-17T15:52:34.709000000</dc:date>
    <meta:generator>LibreOffice/5.1.6.2$Windows_x86 LibreOffice_project/07ac168c60a517dba0f0d7bc7540f5afa45f0909</meta:generator>
    <meta:document-statistic meta:table-count="0" meta:image-count="0" meta:object-count="0" meta:page-count="2" meta:paragraph-count="62" meta:word-count="730" meta:character-count="4333" meta:non-whitespace-character-count="3645"/>
  </office:meta>
</office:document-meta>
</file>